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7525" officeooo:paragraph-rsid="0007eb2f" style:font-weight-asian="normal" style:font-weight-complex="normal"/>
    </style:style>
    <style:style style:name="P2" style:family="paragraph" style:parent-style-name="Standard">
      <style:text-properties fo:font-weight="bold" officeooo:rsid="0007eb2f" officeooo:paragraph-rsid="0007eb2f" style:font-weight-asian="bold" style:font-weight-complex="bold"/>
    </style:style>
    <style:style style:name="P3" style:family="paragraph" style:parent-style-name="Standard">
      <style:text-properties fo:font-weight="bold" officeooo:rsid="0007eb2f" officeooo:paragraph-rsid="000a892a" style:font-weight-asian="bold" style:font-weight-complex="bold"/>
    </style:style>
    <style:style style:name="P4" style:family="paragraph" style:parent-style-name="Standard">
      <style:text-properties fo:font-weight="bold" officeooo:rsid="000d56eb" officeooo:paragraph-rsid="000d56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892a" style:font-weight-asian="normal" style:font-weight-complex="normal"/>
    </style:style>
    <style:style style:name="T3" style:family="text">
      <style:text-properties fo:font-weight="normal" officeooo:rsid="000d56eb" style:font-weight-asian="normal" style:font-weight-complex="normal"/>
    </style:style>
    <style:style style:name="T4" style:family="text">
      <style:text-properties fo:font-weight="normal" officeooo:rsid="000dec9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4:</text:p>
      <text:p text:style-name="P2"><text:tab/><text:span text:style-name="T2">En el apartado a) hemos realizado el ejercicio propuesto. Para ello creamos una estructura info, que inicializamos con la información introducida por el usuario, la cual luego pasamos como argumento a los hilos que ejecutan la función de multiplicación de escalar por matriz.</text:span></text:p>
      <text:p text:style-name="P3"><text:tab/><text:span text:style-name="T2">En el apartado b) optamos por agregar a nuestra estructura “Info” dos nuevos punteros a entero. </text:span><text:span text:style-name="T3">Cada hilo tiene su propia estructura info pero para establecer comunicación hicimos que ambas estructuras apuntaran a los mismos enteros (mismas posiciones de memoria).</text:span><text:span text:style-name="T2"> Cada hilo almacenará en uno de los </text:span><text:span text:style-name="T3">enteros</text:span><text:span text:style-name="T2"> la fila por la que se va ejecutando, a su vez podrá acceder a la estructura y por ello al puntero donde se almacena la fila por la que se va ejecutando el otro hilo y, de este modo, imprimirlo por pantalla. </text:span></text:p>
      <text:p text:style-name="P3"><text:span text:style-name="T2"><text:tab/>Este ejercicio nos permite ver como dos hilos pueden acceder a las mismas posiciones de memoria compartiendo variables, sin necesidad de crear tuberías. <text:s/></text:span></text:p>
      <text:p text:style-name="P1"/>
      <text:p text:style-name="P4">Ejercicio 6:</text:p>
      <text:p text:style-name="P4"><text:tab/><text:span text:style-name="T1">En este ejercicio podemos ver como las señales enviadas a través de la función ‘kill’ afectan a otros procesos. En el ejercicio propuesto vemos como la función kill devuelve que la señal ha sido correctamente enviada a pesar de que el proceso al que se envía la señal, ha <text:s/>probablemente finalizado. Variando un poco los tiempos de ‘sleep’ observamos que el retorno de la función kill es independiente de que esta señal llegue, o no, finalmente al proceso, sino que nos confirma, únicamente, que la señal será procesada y enviada por el sistema operativ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3:20:44.532929999</meta:creation-date>
    <dc:date>2017-03-11T09:51:04.066137571</dc:date>
    <meta:editing-duration>PT18M4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54" meta:character-count="1527" meta:non-whitespace-character-count="1270"/>
  </office:meta>
</office:document-meta>
</file>